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name-asian="Monospace" style:font-size-asian="12pt" style:font-name-complex="Monospace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e au compte rendu d’activités</text:p>
      <text:p text:style-name="P4">de François des Rochettes</text:p>
      <text:p text:style-name="P4">du 6/01/2014 et 7/01/2014</text:p>
      <text:p text:style-name="P4"/>
      <text:p text:style-name="P5"/>
      <text:p text:style-name="P3">Mise en place d'une architecture projet afin d'isoler des exemples simple d'utilisation de GenericSystem en environnement web et plus particulièrement en JSF :</text:p>
      <text:list xml:id="list19739081081" text:style-name="L1">
        <text:list-item>
          <text:p text:style-name="P9">genericsystem-jsf, utilitaire facilitant la gestion des exceptions, des messages, de la redirection et log des phases de JSF.</text:p>
        </text:list-item>
        <text:list-item>
          <text:p text:style-name="P9">genericsystem-jsf-resolver, utilitaire qui va d’abord chercher les ressources xhtml sur GS, puis dans l'archive web.</text:p>
        </text:list-item>
        <text:list-item>
          <text:p text:style-name="P9">genericsystem-example-jsf, application web qui a pour objectif d'illustrer l'utilisation de GS en environnement web et plus particulièrement en JSF.</text:p>
        </text:list-item>
      </text:list>
      <text:p text:style-name="P7"/>
      <text:p text:style-name="P6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4-01-31T11:03:29</dc:date>
    <meta:editing-duration>P14DT1H11M54S</meta:editing-duration>
    <meta:editing-cycles>173</meta:editing-cycles>
    <meta:generator>LibreOffice/3.5$Linux_X86_64 LibreOffice_project/350m1$Build-2</meta:generator>
    <meta:print-date>2013-12-19T10:53:33</meta:print-date>
    <meta:document-statistic meta:table-count="0" meta:image-count="0" meta:object-count="0" meta:page-count="1" meta:paragraph-count="7" meta:word-count="91" meta:character-count="635" meta:non-whitespace-character-count="554"/>
  </office:meta>
</office:document-meta>
</file>